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304d" officeooo:paragraph-rsid="0003304d"/>
    </style:style>
    <style:style style:name="P2" style:family="paragraph" style:parent-style-name="Standard">
      <style:text-properties officeooo:rsid="00040231" officeooo:paragraph-rsid="00040231"/>
    </style:style>
    <style:style style:name="P3" style:family="paragraph" style:parent-style-name="Standard">
      <style:text-properties officeooo:rsid="0006b1c3" officeooo:paragraph-rsid="0006b1c3"/>
    </style:style>
    <style:style style:name="P4" style:family="paragraph" style:parent-style-name="Standard">
      <style:text-properties officeooo:rsid="0007d7c7" officeooo:paragraph-rsid="0007d7c7"/>
    </style:style>
    <style:style style:name="P5" style:family="paragraph" style:parent-style-name="Standard">
      <style:text-properties officeooo:rsid="000c957c" officeooo:paragraph-rsid="000c957c"/>
    </style:style>
    <style:style style:name="P6" style:family="paragraph" style:parent-style-name="Standard">
      <style:text-properties officeooo:rsid="0011af69" officeooo:paragraph-rsid="0011af69"/>
    </style:style>
    <style:style style:name="T1" style:family="text">
      <style:text-properties officeooo:rsid="00041c21"/>
    </style:style>
    <style:style style:name="T2" style:family="text">
      <style:text-properties officeooo:rsid="00048861"/>
    </style:style>
    <style:style style:name="T3" style:family="text">
      <style:text-properties officeooo:rsid="000e4925"/>
    </style:style>
    <style:style style:name="T4" style:family="text">
      <style:text-properties officeooo:rsid="000f17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say – The nature of Lineaments</text:p>
      <text:p text:style-name="P1"/>
      <text:p text:style-name="P2">blah blah blah</text:p>
      <text:p text:style-name="P2"/>
      <text:p text:style-name="P2">What power does a Lineament have over the plane they are on?</text:p>
      <text:p text:style-name="P2">A Lineament is a manifestation of the sentience of a plane. They are like the brain of a human. They are the personality, and the thing that controls the body—but the brain cannot control all parts of the body. For example, your brain can’t tell blood cells to go this way or that—they just do. Your brain can’t tell your body to heal or not to heal. The brain functions on a larger scale—it determines the way the body reacts to outside stimulus and it determines how your body develops. <text:span text:style-name="T1">This is the same for Lineaments. Lineaments don’t have much power over the microscopic happenings of their plane: they can’t destroy worlds, create fireballs, or spontaneously generate new species (except in some circumstances, </text:span><text:span text:style-name="T2">such as a very small plane).</text:span></text:p>
      <text:p text:style-name="P2"/>
      <text:p text:style-name="P3">Lineaments can influence the microscopic; they can speak to the mortals of their plane and convince them to follow certain imminent paths.</text:p>
      <text:p text:style-name="P3"/>
      <text:p text:style-name="P4">Don’t the Lineaments of Asfalon always know where the Lineaments of Artifex are? No. Does one thought know where the other comes from?</text:p>
      <text:p text:style-name="P4"/>
      <text:p text:style-name="P5">Mortals are the antibodies of the plane (and can be used as viruses against other planes). <text:span text:style-name="T3">In order for the Lineaments to kill each other, they have to use mortals to do so. </text:span><text:span text:style-name="T4">This was the goal of Power when he awoke the simtir cada in Guire and Selor. The mortals were becoming powerful enough to defeat Lineaments.</text:span></text:p>
      <text:p text:style-name="P5"/>
      <text:p text:style-name="P5"/>
      <text:p text:style-name="P6">Eres wants magic. Asfalon wants magic.</text:p>
      <text:p text:style-name="P6"/>
      <text:p text:style-name="P6">Artifex does NOT want magic—but he does want Vanemer to rejoin the corpse of his world on Sigil to this place. He wants HUMANIT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17:22:15.864275683</meta:creation-date>
    <dc:date>2022-08-14T13:59:02.110788965</dc:date>
    <meta:editing-duration>PT37M42S</meta:editing-duration>
    <meta:editing-cycles>12</meta:editing-cycles>
    <meta:generator>LibreOffice/6.4.7.2$Linux_X86_64 LibreOffice_project/40$Build-2</meta:generator>
    <meta:document-statistic meta:table-count="0" meta:image-count="0" meta:object-count="0" meta:page-count="1" meta:paragraph-count="9" meta:word-count="286" meta:character-count="1604" meta:non-whitespace-character-count="1330"/>
  </office:meta>
</office:document-meta>
</file>